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791988DB84F8DF9.png" manifest:media-type="image/png"/>
  <manifest:file-entry manifest:full-path="Pictures/100000000000078000000438BDCB766A6A214A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562cm" draw:z-index="0"><draw:image xlink:href="Pictures/1000000000000780000004380791988DB84F8DF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Изображение2" text:anchor-type="paragraph" svg:width="17cm" svg:height="9.562cm" draw:z-index="1"><draw:image xlink:href="Pictures/100000000000078000000438BDCB766A6A214A7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5:43:30.317000000</meta:creation-date>
    <dc:date>2023-09-29T16:00:38.449000000</dc:date>
    <meta:editing-duration>PT17M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2.1$Windows_X86_64 LibreOffice_project/f7f06a8f319e4b62f9bc5095aa112a65d2f3ac89</meta:generator>
  </office:meta>
</office:document-meta>
</file>